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6">26.07.2007</text:date>, <text:time>19:0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4-10T19:33:07</meta:creation-date>
    <dc:date>2007-07-26T19:00:45</dc:date>
    <dc:language>de-DE</dc:language>
    <meta:editing-cycles>5</meta:editing-cycles>
    <meta:editing-duration>PT30M38S</meta:editing-duration>
    <meta:user-defined meta:name="Info 1"/>
    <meta:user-defined meta:name="Info 2"/>
    <meta:user-defined meta:name="Info 3"/>
    <meta:user-defined meta:name="Info 4"/>
    <meta:document-statistic meta:table-count="3" meta:cell-count="93"/>
  </office:meta>
</office:document-meta>
</file>